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35mm"/>
    </style:style>
    <style:style style:name="co2" style:family="table-column">
      <style:table-column-properties fo:break-before="auto" style:column-width="42.7mm"/>
    </style:style>
    <style:style style:name="co3" style:family="table-column">
      <style:table-column-properties fo:break-before="auto" style:column-width="50.5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98mm"/>
    </style:style>
    <style:style style:name="co6" style:family="table-column">
      <style:table-column-properties fo:break-before="auto" style:column-width="25.84mm"/>
    </style:style>
    <style:style style:name="co7" style:family="table-column">
      <style:table-column-properties fo:break-before="auto" style:column-width="10.3mm"/>
    </style:style>
    <style:style style:name="co8" style:family="table-column">
      <style:table-column-properties fo:break-before="auto" style:column-width="31.54mm"/>
    </style:style>
    <style:style style:name="co9" style:family="table-column">
      <style:table-column-properties fo:break-before="auto" style:column-width="36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" style:family="table-cell" style:parent-style-name="Default" style:data-style-name="N109"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109"/>
  </office:automatic-styles>
  <office:body>
    <office:spreadsheet>
      <table:calculation-settings table:automatic-find-labels="false"/>
      <table:table table:name="Op.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Musical form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1</text:p>
          </table:table-cell>
          <table:covered-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Modera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inuetto. Allegr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ffettuoso e sostenuto</text:p>
          </table:table-cell>
          <table:table-cell office:value-type="string" calcext:value-type="string">
            <text:p>Ari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inale. Presto</text:p>
          </table:table-cell>
          <table:table-cell office:value-type="string" calcext:value-type="string">
            <text:p>Allegro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2</text:p>
          </table:table-cell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odera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dagio</text:p>
          </table:table-cell>
          <table:table-cell office:value-type="string" calcext:value-type="string">
            <text:p>Aria*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inuetto. Allegr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uga a 4 Soggetti</text:p>
          </table:table-cell>
          <table:table-cell office:value-type="string" calcext:value-type="string">
            <text:p>Fuga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3</text:p>
          </table:table-cell>
          <table:covered-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con Spiri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inuetto. Allegr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Poco Adagio</text:p>
          </table:table-cell>
          <table:table-cell office:value-type="string" calcext:value-type="string">
            <text:p>Ari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inale. Allegro Mol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4</text:p>
          </table:table-cell>
          <table:covered-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di Mol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Un poco Adagio Affettuoso</text:p>
          </table:table-cell>
          <table:table-cell office:value-type="string" calcext:value-type="string">
            <text:p>Theme and variation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llegretto alla zingarese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Presto scherzand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5</text:p>
          </table:table-cell>
          <table:covered-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modera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inu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dagio</text:p>
          </table:table-cell>
          <table:table-cell office:value-type="string" calcext:value-type="string">
            <text:p>Sicilian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inale: Fuga a due Soggetti</text:p>
          </table:table-cell>
          <table:table-cell office:value-type="string" calcext:value-type="string">
            <text:p>Fuga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6</text:p>
          </table:table-cell>
          <table:covered-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di Molto e Scherzand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dagio, Cantabile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inuetto. Allegr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uga a 3 Soggetti. Allegro</text:p>
          </table:table-cell>
          <table:table-cell office:value-type="string" calcext:value-type="string">
            <text:p>Fuga</text:p>
          </table:table-cell>
        </table:table-row>
      </table:table>
      <table:table table:name="Missing Op.20" table:style-name="ta1">
        <table:table-column table:style-name="co5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Missing movement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Op.20 No.1 – III. Affettuoso e sostenuto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Op.20 No.2 – II. Adagio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Op.20 No.3 – I. Allegro con Spirito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Op.20 No.4 – I. Allegro di Molto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Op.20 No.4 – II. Un poco Adagio Affettuoso</text:p>
          </table:table-cell>
          <table:covered-table-cell table:number-columns-repeated="3"/>
        </table:table-row>
      </table:table>
      <table:table table:name="manual annotation" table:style-name="ta1">
        <table:table-column table:style-name="co4" table:number-columns-repeated="6" table:default-cell-style-name="ce1"/>
        <table:table-row table:style-name="ro1">
          <table:table-cell table:style-name="Default" office:value-type="string" calcext:value-type="string">
            <text:p>Original humdrum score</text:p>
          </table:table-cell>
          <table:table-cell table:style-name="Default" table:number-columns-repeated="3"/>
          <table:table-cell table:style-name="Default" office:value-type="string" calcext:value-type="string">
            <text:p>Appended analysis</text:p>
          </table:table-cell>
          <table:table-cell table:style-name="Default"/>
        </table:table-row>
        <table:table-row table:style-name="ro1">
          <table:table-cell table:number-columns-repeated="4" office:value-type="string" calcext:value-type="string">
            <text:p>**kern</text:p>
          </table:table-cell>
          <table:table-cell office:value-type="string" calcext:value-type="string">
            <text:p>**harm</text:p>
          </table:table-cell>
          <table:table-cell office:value-type="string" calcext:value-type="string">
            <text:p>**commentary</text:p>
          </table:table-cell>
        </table:table-row>
        <table:table-row table:style-name="ro1">
          <table:table-cell table:number-columns-repeated="6" office:value-type="string" calcext:value-type="string">
            <text:p>*k[b-e-]</text:p>
          </table:table-cell>
        </table:table-row>
        <table:table-row table:style-name="ro1">
          <table:table-cell table:number-columns-repeated="6" office:value-type="string" calcext:value-type="string">
            <text:p>*g:</text:p>
          </table:table-cell>
        </table:table-row>
        <table:table-row table:style-name="ro1">
          <table:table-cell office:value-type="string" calcext:value-type="string">
            <text:p>*clefF4</text:p>
          </table:table-cell>
          <table:table-cell office:value-type="string" calcext:value-type="string">
            <text:p>*clefC3</text:p>
          </table:table-cell>
          <table:table-cell table:number-columns-repeated="2" office:value-type="string" calcext:value-type="string">
            <text:p>*clefG2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table:number-columns-repeated="6" office:value-type="string" calcext:value-type="string">
            <text:p>*M3/4</text:p>
          </table:table-cell>
        </table:table-row>
        <table:table-row table:style-name="ro1">
          <table:table-cell table:number-columns-repeated="4" office:value-type="string" calcext:value-type="string">
            <text:p>2r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4r</text:p>
          </table:table-cell>
          <table:table-cell office:value-type="string" calcext:value-type="string">
            <text:p>4d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G</text:p>
          </table:table-cell>
          <table:table-cell office:value-type="string" calcext:value-type="string">
            <text:p>2.r</text:p>
          </table:table-cell>
          <table:table-cell office:value-type="string" calcext:value-type="string">
            <text:p>4B-</text:p>
          </table:table-cell>
          <table:table-cell office:value-type="string" calcext:value-type="string">
            <text:p>4b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iio</text:p>
          </table:table-cell>
          <table:table-cell office:value-type="string" calcext:value-type="string">
            <text:p>Not really diminished, missing the fifth</text:p>
          </table:table-cell>
        </table:table-row>
        <table:table-row table:style-name="ro1">
          <table:table-cell office:value-type="string" calcext:value-type="string">
            <text:p>4B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2r</text:p>
          </table:table-cell>
          <table:table-cell office:value-type="string" calcext:value-type="string">
            <text:p>2e-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4g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4B-</text:p>
          </table:table-cell>
          <table:table-cell table:number-columns-repeated="2" office:value-type="string" calcext:value-type="string">
            <text:p>4d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table:formula="of:=3" office:value-type="float" office:value="3" calcext:value-type="float">
            <text:p>3</text:p>
          </table:table-cell>
          <table:table-cell table:formula="of:=3" office:value-type="float" office:value="3" calcext:value-type="float">
            <text:p>3</text:p>
          </table:table-cell>
          <table:table-cell table:formula="of:=3" office:value-type="float" office:value="3" calcext:value-type="float">
            <text:p>3</text:p>
          </table:table-cell>
          <table:table-cell table:formula="of:=3" office:value-type="float" office:value="3" calcext:value-type="float">
            <text:p>3</text:p>
          </table:table-cell>
          <table:table-cell table:formula="of:=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2.A</text:p>
          </table:table-cell>
          <table:table-cell office:value-type="string" calcext:value-type="string">
            <text:p>[2.c</text:p>
          </table:table-cell>
          <table:table-cell office:value-type="string" calcext:value-type="string">
            <text:p>[2.f#</text:p>
          </table:table-cell>
          <table:table-cell office:value-type="string" calcext:value-type="string">
            <text:p>4cc</text:p>
          </table:table-cell>
          <table:table-cell office:value-type="string" calcext:value-type="string">
            <text:p>viiob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4cc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4dd</text:p>
          </table:table-cell>
          <table:table-cell office:value-type="string" calcext:value-type="string">
            <text:p>V7c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.A_</text:p>
          </table:table-cell>
          <table:table-cell office:value-type="string" calcext:value-type="string">
            <text:p>2.c_</text:p>
          </table:table-cell>
          <table:table-cell office:value-type="string" calcext:value-type="string">
            <text:p>2.f#_</text:p>
          </table:table-cell>
          <table:table-cell office:value-type="string" calcext:value-type="string">
            <text:p>2ee-</text:p>
          </table:table-cell>
          <table:table-cell office:value-type="string" calcext:value-type="string">
            <text:p>viioD7b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4ee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table:formula="of:=5" office:value-type="float" office:value="5" calcext:value-type="float">
            <text:p>5</text:p>
          </table:table-cell>
          <table:table-cell table:formula="of:=5" office:value-type="float" office:value="5" calcext:value-type="float">
            <text:p>5</text:p>
          </table:table-cell>
          <table:table-cell table:formula="of:=5" office:value-type="float" office:value="5" calcext:value-type="float">
            <text:p>5</text:p>
          </table:table-cell>
          <table:table-cell table:formula="of:=5" office:value-type="float" office:value="5" calcext:value-type="float">
            <text:p>5</text:p>
          </table:table-cell>
          <table:table-cell table:formula="of:=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A]</text:p>
          </table:table-cell>
          <table:table-cell office:value-type="string" calcext:value-type="string">
            <text:p>4c]</text:p>
          </table:table-cell>
          <table:table-cell office:value-type="string" calcext:value-type="string">
            <text:p>4f#]</text:p>
          </table:table-cell>
          <table:table-cell office:value-type="string" calcext:value-type="string">
            <text:p>4dd</text:p>
          </table:table-cell>
          <table:table-cell office:value-type="string" calcext:value-type="string">
            <text:p>V7c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2r</text:p>
          </table:table-cell>
          <table:table-cell office:value-type="string" calcext:value-type="string">
            <text:p>4r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4d</text:p>
          </table:table-cell>
          <table:table-cell table:number-columns-repeated="2" office:value-type="string" calcext:value-type="string">
            <text:p>.</text:p>
          </table:table-cell>
        </table:table-row>
      </table:table>
      <table:table table:name="Results" table:style-name="ta1">
        <table:table-column table:style-name="co4" table:number-columns-repeated="3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Mvt.</text:p>
          </table:table-cell>
          <table:table-cell office:value-type="string" calcext:value-type="string">
            <text:p>Matching time units</text:p>
          </table:table-cell>
          <table:table-cell office:value-type="string" calcext:value-type="string">
            <text:p>Total time units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Op.20 No.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261" calcext:value-type="float">
            <text:p>2261</text:p>
          </table:table-cell>
          <table:table-cell office:value-type="float" office:value="3489" calcext:value-type="float">
            <text:p>3489</text:p>
          </table:table-cell>
          <table:table-cell office:value-type="percentage" office:value="0.648" calcext:value-type="percentage">
            <text:p>64,80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221" calcext:value-type="float">
            <text:p>221</text:p>
          </table:table-cell>
          <table:table-cell office:value-type="float" office:value="805" calcext:value-type="float">
            <text:p>805</text:p>
          </table:table-cell>
          <table:table-cell office:value-type="percentage" office:value="0.2745" calcext:value-type="percentage">
            <text:p>27,45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1319" calcext:value-type="float">
            <text:p>1319</text:p>
          </table:table-cell>
          <table:table-cell office:value-type="float" office:value="1730" calcext:value-type="float">
            <text:p>1730</text:p>
          </table:table-cell>
          <table:table-cell office:value-type="percentage" office:value="0.7624" calcext:value-type="percentage">
            <text:p>76,24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332" calcext:value-type="float">
            <text:p>332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2576" calcext:value-type="percentage">
            <text:p>25,76%</text:p>
          </table:table-cell>
        </table:table-row>
        <table:table-row table:style-name="ro1">
          <table:table-cell office:value-type="string" calcext:value-type="string">
            <text:p>Op.20 No.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54" calcext:value-type="float">
            <text:p>1254</text:p>
          </table:table-cell>
          <table:table-cell office:value-type="float" office:value="5137" calcext:value-type="float">
            <text:p>5137</text:p>
          </table:table-cell>
          <table:table-cell office:value-type="percentage" office:value="0.2441" calcext:value-type="percentage">
            <text:p>24,41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1119" calcext:value-type="float">
            <text:p>1119</text:p>
          </table:table-cell>
          <table:table-cell office:value-type="float" office:value="2017" calcext:value-type="float">
            <text:p>2017</text:p>
          </table:table-cell>
          <table:table-cell office:value-type="percentage" office:value="0.5548" calcext:value-type="percentage">
            <text:p>55,48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713" calcext:value-type="float">
            <text:p>713</text:p>
          </table:table-cell>
          <table:table-cell office:value-type="float" office:value="1033" calcext:value-type="float">
            <text:p>1033</text:p>
          </table:table-cell>
          <table:table-cell office:value-type="percentage" office:value="0.6902" calcext:value-type="percentage">
            <text:p>69,02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309" calcext:value-type="float">
            <text:p>309</text:p>
          </table:table-cell>
          <table:table-cell office:value-type="float" office:value="1945" calcext:value-type="float">
            <text:p>1945</text:p>
          </table:table-cell>
          <table:table-cell office:value-type="percentage" office:value="0.1589" calcext:value-type="percentage">
            <text:p>15,89%</text:p>
          </table:table-cell>
        </table:table-row>
        <table:table-row table:style-name="ro1">
          <table:table-cell office:value-type="string" calcext:value-type="string">
            <text:p>Op.20 No.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26" calcext:value-type="float">
            <text:p>2426</text:p>
          </table:table-cell>
          <table:table-cell office:value-type="float" office:value="4322" calcext:value-type="float">
            <text:p>4322</text:p>
          </table:table-cell>
          <table:table-cell office:value-type="percentage" office:value="0.5613" calcext:value-type="percentage">
            <text:p>56,13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121" calcext:value-type="float">
            <text:p>121</text:p>
          </table:table-cell>
          <table:table-cell office:value-type="float" office:value="535" calcext:value-type="float">
            <text:p>535</text:p>
          </table:table-cell>
          <table:table-cell office:value-type="percentage" office:value="0.2262" calcext:value-type="percentage">
            <text:p>22,62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386" calcext:value-type="float">
            <text:p>3386</text:p>
          </table:table-cell>
          <table:table-cell office:value-type="float" office:value="4069" calcext:value-type="float">
            <text:p>4069</text:p>
          </table:table-cell>
          <table:table-cell office:value-type="percentage" office:value="0.8321" calcext:value-type="percentage">
            <text:p>83,21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535" calcext:value-type="float">
            <text:p>535</text:p>
          </table:table-cell>
          <table:table-cell office:value-type="float" office:value="1681" calcext:value-type="float">
            <text:p>1681</text:p>
          </table:table-cell>
          <table:table-cell office:value-type="percentage" office:value="0.3183" calcext:value-type="percentage">
            <text:p>31,83%</text:p>
          </table:table-cell>
        </table:table-row>
        <table:table-row table:style-name="ro1">
          <table:table-cell office:value-type="string" calcext:value-type="string">
            <text:p>Op.20 No.4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64" calcext:value-type="float">
            <text:p>2464</text:p>
          </table:table-cell>
          <table:table-cell office:value-type="float" office:value="3663" calcext:value-type="float">
            <text:p>3663</text:p>
          </table:table-cell>
          <table:table-cell office:value-type="percentage" office:value="0.6727" calcext:value-type="percentage">
            <text:p>67,27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1992" calcext:value-type="float">
            <text:p>1992</text:p>
          </table:table-cell>
          <table:table-cell office:value-type="float" office:value="3922" calcext:value-type="float">
            <text:p>3922</text:p>
          </table:table-cell>
          <table:table-cell office:value-type="percentage" office:value="0.5079" calcext:value-type="percentage">
            <text:p>50,79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65" calcext:value-type="float">
            <text:p>65</text:p>
          </table:table-cell>
          <table:table-cell office:value-type="float" office:value="223" calcext:value-type="float">
            <text:p>223</text:p>
          </table:table-cell>
          <table:table-cell office:value-type="percentage" office:value="0.2915" calcext:value-type="percentage">
            <text:p>29,15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651" calcext:value-type="float">
            <text:p>1651</text:p>
          </table:table-cell>
          <table:table-cell office:value-type="float" office:value="6289" calcext:value-type="float">
            <text:p>6289</text:p>
          </table:table-cell>
          <table:table-cell office:value-type="percentage" office:value="0.2625" calcext:value-type="percentage">
            <text:p>26,25%</text:p>
          </table:table-cell>
        </table:table-row>
        <table:table-row table:style-name="ro1">
          <table:table-cell office:value-type="string" calcext:value-type="string">
            <text:p>Op.20 No.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950" calcext:value-type="float">
            <text:p>4950</text:p>
          </table:table-cell>
          <table:table-cell office:value-type="float" office:value="7729" calcext:value-type="float">
            <text:p>7729</text:p>
          </table:table-cell>
          <table:table-cell office:value-type="percentage" office:value="0.6404" calcext:value-type="percentage">
            <text:p>64,04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793" calcext:value-type="float">
            <text:p>793</text:p>
          </table:table-cell>
          <table:table-cell office:value-type="float" office:value="1201" calcext:value-type="float">
            <text:p>1201</text:p>
          </table:table-cell>
          <table:table-cell office:value-type="percentage" office:value="0.6603" calcext:value-type="percentage">
            <text:p>66,03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2617" calcext:value-type="float">
            <text:p>2617</text:p>
          </table:table-cell>
          <table:table-cell office:value-type="float" office:value="3061" calcext:value-type="float">
            <text:p>3061</text:p>
          </table:table-cell>
          <table:table-cell office:value-type="percentage" office:value="0.8549" calcext:value-type="percentage">
            <text:p>85,49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798" calcext:value-type="float">
            <text:p>798</text:p>
          </table:table-cell>
          <table:table-cell office:value-type="float" office:value="1473" calcext:value-type="float">
            <text:p>1473</text:p>
          </table:table-cell>
          <table:table-cell office:value-type="percentage" office:value="0.5418" calcext:value-type="percentage">
            <text:p>54,18%</text:p>
          </table:table-cell>
        </table:table-row>
        <table:table-row table:style-name="ro1">
          <table:table-cell office:value-type="string" calcext:value-type="string">
            <text:p>Op.20 No.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08" calcext:value-type="float">
            <text:p>1808</text:p>
          </table:table-cell>
          <table:table-cell office:value-type="float" office:value="3985" calcext:value-type="float">
            <text:p>3985</text:p>
          </table:table-cell>
          <table:table-cell office:value-type="percentage" office:value="0.4537" calcext:value-type="percentage">
            <text:p>45,37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6217" calcext:value-type="float">
            <text:p>6217</text:p>
          </table:table-cell>
          <table:table-cell office:value-type="float" office:value="7585" calcext:value-type="float">
            <text:p>7585</text:p>
          </table:table-cell>
          <table:table-cell office:value-type="percentage" office:value="0.8196" calcext:value-type="percentage">
            <text:p>81,96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405" calcext:value-type="float">
            <text:p>405</text:p>
          </table:table-cell>
          <table:table-cell office:value-type="float" office:value="505" calcext:value-type="float">
            <text:p>505</text:p>
          </table:table-cell>
          <table:table-cell office:value-type="percentage" office:value="0.802" calcext:value-type="percentage">
            <text:p>80,20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361" calcext:value-type="float">
            <text:p>1361</text:p>
          </table:table-cell>
          <table:table-cell office:value-type="float" office:value="3041" calcext:value-type="float">
            <text:p>3041</text:p>
          </table:table-cell>
          <table:table-cell office:value-type="percentage" office:value="0.4476" calcext:value-type="percentage">
            <text:p>44,76%</text:p>
          </table:table-cell>
        </table:table-row>
      </table:table>
      <table:table table:name="Chord distribution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5" table:default-cell-style-name="Default"/>
        <table:table-row table:style-name="ro3">
          <table:table-cell office:value-type="string" calcext:value-type="string">
            <text:p>Op.20 No.1</text:p>
            <text:p>1st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/>
          <table:table-cell office:value-type="string" calcext:value-type="string">
            <text:p>Op.20 No.2</text:p>
            <text:p>1st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38 (24.36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48 (22.2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1 (7.05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15 (6.9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2 (7.69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23 (10.6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1 (0.64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17 (7.8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16 (10.26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12 (5.5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67 (42.95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89 (41.2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9 (5.77%)</text:p>
          </table:table-cell>
          <table:table-cell table:number-columns-repeated="3"/>
          <table:table-cell office:value-type="string" calcext:value-type="string">
            <text:p>GN</text:p>
          </table:table-cell>
          <table:table-cell office:value-type="string" calcext:value-type="string">
            <text:p>2 (0.9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2 (1.28%)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1 (0.4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56" calcext:value-type="float">
            <text:p>156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9 (4.17%)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133 (32.13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77 (26.3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9 (4.59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18 (6.1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 (0.24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1 (0.3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52 (12.56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42 (14.3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72 (17.39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29 (9.9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29 (31.16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120 (41.1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8 (1.93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5 (1.7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414" calcext:value-type="float">
            <text:p>414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292" calcext:value-type="float">
            <text:p>292</text:p>
          </table:table-cell>
          <table:table-cell/>
        </table:table-row>
        <table:table-row table:style-name="ro4">
          <table:table-cell office:value-type="string" calcext:value-type="string">
            <text:p>Op.20 No.1</text:p>
            <text:p>2n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/>
          <table:table-cell office:value-type="string" calcext:value-type="string">
            <text:p>Op.20 No.2</text:p>
            <text:p>2n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24 (31.58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36 (23.0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8 (10.53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8 (5.1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1 (14.47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15 (9.6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5 (6.58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23 (14.7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T</text:p>
          </table:table-cell>
          <table:table-cell office:value-type="string" calcext:value-type="string">
            <text:p>2 (2.63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7 (4.4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6 (34.21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61 (39.1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6 (3.85%)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28 (34.57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55 (26.9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8 (9.88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8 (3.9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3 (3.70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7 (3.4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0 (12.35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42 (20.5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32 (39.51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17 (8.3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67 (32.84%)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III</text:p>
          </table:table-cell>
          <table:table-cell office:value-type="string" calcext:value-type="string">
            <text:p>8 (3.92%)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4">
          <table:table-cell office:value-type="string" calcext:value-type="string">
            <text:p>Op.20 No.1</text:p>
            <text:p>3r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/>
          <table:table-cell office:value-type="string" calcext:value-type="string">
            <text:p>Op.20 No.2</text:p>
            <text:p>3r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50 (23.47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27 (28.7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8 (8.45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4 (4.2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5 (7.04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12 (12.7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7 (7.98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10 (10.6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19 (8.92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2 (2.1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79 (37.09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37 (39.3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4 (1.88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2 (2.1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11 (5.16%)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13" calcext:value-type="float">
            <text:p>21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69 (30.80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42 (32.8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7 (7.59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3 (2.3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4 (1.79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3 (2.3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32 (14.29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29 (22.6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36 (16.07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11 (8.5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65 (29.02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38 (29.6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1 (0.45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2 (1.5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24" calcext:value-type="float">
            <text:p>224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4">
          <table:table-cell office:value-type="string" calcext:value-type="string">
            <text:p>Op.20 No.1</text:p>
            <text:p>4th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/>
          <table:table-cell office:value-type="string" calcext:value-type="string">
            <text:p>Op.20 No.2</text:p>
            <text:p>4th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49 (25.39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79 (18.9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5 (2.59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37 (8.8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28 (14.51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52 (12.4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6 (8.29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48 (11.4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5 (2.59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40 (9.5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80 (41.45%)</text:p>
          </table:table-cell>
          <table:table-cell table:number-columns-repeated="3"/>
          <table:table-cell office:value-type="string" calcext:value-type="string">
            <text:p>LT</text:p>
          </table:table-cell>
          <table:table-cell office:value-type="string" calcext:value-type="string">
            <text:p>5 (1.2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2 (1.04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138 (33.0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1 (0.52%)</text:p>
          </table:table-cell>
          <table:table-cell table:number-columns-repeated="3"/>
          <table:table-cell office:value-type="string" calcext:value-type="string">
            <text:p>GN</text:p>
          </table:table-cell>
          <table:table-cell office:value-type="string" calcext:value-type="string">
            <text:p>1 (0.2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7 (3.63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18 (4.3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93" calcext:value-type="float">
            <text:p>193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418" calcext:value-type="float">
            <text:p>4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81 (29.35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101 (19.6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2 (4.35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42 (8.1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2 (0.72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10 (1.9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34 (12.32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49 (9.5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41 (14.86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88 (17.1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02 (36.96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206 (40.0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4 (1.45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18 (3.5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76" calcext:value-type="float">
            <text:p>276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514" calcext:value-type="float">
            <text:p>514</text:p>
          </table:table-cell>
          <table:table-cell/>
        </table:table-row>
        <table:table-row table:style-name="ro4">
          <table:table-cell office:value-type="string" calcext:value-type="string">
            <text:p>Op.20 No.3</text:p>
            <text:p>1st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/>
          <table:table-cell office:value-type="string" calcext:value-type="string">
            <text:p>Op.20 No.4</text:p>
            <text:p>1st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51 (15.94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111 (32.1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22 (6.88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5 (1.4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33 (10.31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40 (11.5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35 (10.94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39 (11.3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21 (6.56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35 (10.1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T</text:p>
          </table:table-cell>
          <table:table-cell office:value-type="string" calcext:value-type="string">
            <text:p>10 (3.12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101 (29.2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28 (40.00%)</text:p>
          </table:table-cell>
          <table:table-cell table:number-columns-repeated="3"/>
          <table:table-cell office:value-type="string" calcext:value-type="string">
            <text:p>GN</text:p>
          </table:table-cell>
          <table:table-cell office:value-type="string" calcext:value-type="string">
            <text:p>2 (0.5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2 (0.62%)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1 (0.2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3 (0.94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11 (3.1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15 (4.69%)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345" calcext:value-type="float">
            <text:p>3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320" calcext:value-type="float">
            <text:p>3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128 (27.47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132 (30.1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28 (6.01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23 (5.2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2 (2.58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1 (0.2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65 (13.95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54 (12.3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57 (12.23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61 (13.9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53 (32.83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156 (35.6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23 (4.94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11 (2.5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466" calcext:value-type="float">
            <text:p>466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438" calcext:value-type="float">
            <text:p>438</text:p>
          </table:table-cell>
          <table:table-cell/>
        </table:table-row>
        <table:table-row table:style-name="ro4">
          <table:table-cell office:value-type="string" calcext:value-type="string">
            <text:p>Op.20 No.3</text:p>
            <text:p>2n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/>
          <table:table-cell office:value-type="string" calcext:value-type="string">
            <text:p>Op.20 No.4</text:p>
            <text:p>2n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31 (21.23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60 (22.9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6 (4.11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21 (8.0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20 (13.70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46 (17.6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9 (6.16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37 (14.1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11 (7.53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5 (1.9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T</text:p>
          </table:table-cell>
          <table:table-cell office:value-type="string" calcext:value-type="string">
            <text:p>1 (0.68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61 (23.3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63 (43.15%)</text:p>
          </table:table-cell>
          <table:table-cell table:number-columns-repeated="3"/>
          <table:table-cell office:value-type="string" calcext:value-type="string">
            <text:p>GN</text:p>
          </table:table-cell>
          <table:table-cell office:value-type="string" calcext:value-type="string">
            <text:p>7 (2.6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1 (0.68%)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8 (3.0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4 (2.74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16 (6.1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46" calcext:value-type="float">
            <text:p>146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44 (30.14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87 (31.5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5 (3.42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6 (2.1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2 (1.37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10 (3.6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6 (10.96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58 (21.0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23 (15.75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16 (5.8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51 (34.93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91 (32.9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5 (3.42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8 (2.9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46" calcext:value-type="float">
            <text:p>146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276" calcext:value-type="float">
            <text:p>276</text:p>
          </table:table-cell>
          <table:table-cell/>
        </table:table-row>
        <table:table-row table:style-name="ro4">
          <table:table-cell office:value-type="string" calcext:value-type="string">
            <text:p>Op.20 No.3</text:p>
            <text:p>3r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/>
          <table:table-cell office:value-type="string" calcext:value-type="string">
            <text:p>Op.20 No.4</text:p>
            <text:p>3r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62 (36.26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20 (30.7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8 (4.68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5 (7.6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3 (1.75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4 (6.1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6 (9.36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3 (4.6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6 (3.51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8 (12.3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73 (42.69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25 (38.4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1 (0.58%)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2 (1.17%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68 (36.56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18 (33.9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6 (3.23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9 (16.9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35 (18.82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1 (1.8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7 (3.76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20 (37.7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66 (35.48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5 (9.4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4 (2.15%)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86" calcext:value-type="float">
            <text:p>186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Op.20 No.3</text:p>
            <text:p>4th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/>
          <table:table-cell office:value-type="string" calcext:value-type="string">
            <text:p>Op.20 No.4</text:p>
            <text:p>4th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48 (29.63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82 (27.0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0 (6.17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11 (3.6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20 (12.35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30 (9.9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2 (1.23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28 (9.2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3 (1.85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40 (13.2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62 (38.27%)</text:p>
          </table:table-cell>
          <table:table-cell table:number-columns-repeated="3"/>
          <table:table-cell office:value-type="string" calcext:value-type="string">
            <text:p>LT</text:p>
          </table:table-cell>
          <table:table-cell office:value-type="string" calcext:value-type="string">
            <text:p>3 (0.9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2 (1.23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96 (31.6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0 (6.17%)</text:p>
          </table:table-cell>
          <table:table-cell table:number-columns-repeated="3"/>
          <table:table-cell office:value-type="string" calcext:value-type="string">
            <text:p>GN</text:p>
          </table:table-cell>
          <table:table-cell office:value-type="string" calcext:value-type="string">
            <text:p>4 (1.3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5 (3.09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9 (2.9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62" calcext:value-type="float">
            <text:p>162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303" calcext:value-type="float">
            <text:p>3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77 (34.68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101 (33.2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7 (3.15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10 (3.2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2 (0.90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5 (1.6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29 (13.06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34 (11.1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15 (6.76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51 (16.7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87 (39.19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89 (29.2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5 (2.25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14 (4.6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22" calcext:value-type="float">
            <text:p>222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304" calcext:value-type="float">
            <text:p>304</text:p>
          </table:table-cell>
          <table:table-cell/>
        </table:table-row>
        <table:table-row table:style-name="ro4">
          <table:table-cell office:value-type="string" calcext:value-type="string">
            <text:p>Op.20 No.5</text:p>
            <text:p>1st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/>
          <table:table-cell office:value-type="string" calcext:value-type="string">
            <text:p>Op.20 No.6</text:p>
            <text:p>1st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68 (29.18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98 (33.6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6 (2.58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13 (4.4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5 (6.44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17 (5.8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9 (8.15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22 (7.5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22 (9.44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18 (6.1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94 (40.34%)</text:p>
          </table:table-cell>
          <table:table-cell table:number-columns-repeated="3"/>
          <table:table-cell office:value-type="string" calcext:value-type="string">
            <text:p>LT</text:p>
          </table:table-cell>
          <table:table-cell office:value-type="string" calcext:value-type="string">
            <text:p>2 (0.6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4 (1.72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117 (40.2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5 (2.15%)</text:p>
          </table:table-cell>
          <table:table-cell table:number-columns-repeated="3"/>
          <table:table-cell office:value-type="string" calcext:value-type="string">
            <text:p>GN</text:p>
          </table:table-cell>
          <table:table-cell office:value-type="string" calcext:value-type="string">
            <text:p>2 (0.6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33" calcext:value-type="float">
            <text:p>233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2 (0.69%)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160 (31.87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146 (36.5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0 (1.99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15 (3.7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9 (1.79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6 (1.5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72 (14.34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60 (15.0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47 (9.36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15 (3.7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95 (38.84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155 (38.7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9 (1.79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3 (0.7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502" calcext:value-type="float">
            <text:p>502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4">
          <table:table-cell office:value-type="string" calcext:value-type="string">
            <text:p>Op.20 No.5</text:p>
            <text:p>2n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/>
          <table:table-cell office:value-type="string" calcext:value-type="string">
            <text:p>Op.20 No.6</text:p>
            <text:p>2n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43 (28.29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49 (26.2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7 (4.61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8 (4.2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26 (17.11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24 (12.8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2 (7.89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13 (6.9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6 (3.95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8 (4.2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T</text:p>
          </table:table-cell>
          <table:table-cell office:value-type="string" calcext:value-type="string">
            <text:p>2 (1.32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81 (43.3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48 (31.58%)</text:p>
          </table:table-cell>
          <table:table-cell table:number-columns-repeated="3"/>
          <table:table-cell office:value-type="string" calcext:value-type="string">
            <text:p>GN</text:p>
          </table:table-cell>
          <table:table-cell office:value-type="string" calcext:value-type="string">
            <text:p>1 (0.5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1 (0.66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3 (1.6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7 (4.61%)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55 (37.67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53 (31.1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2 (1.37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6 (3.5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22 (15.07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31 (18.2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8 (5.48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15 (8.8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56 (38.36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61 (35.8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3 (2.05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4 (2.3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46" calcext:value-type="float">
            <text:p>146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4">
          <table:table-cell office:value-type="string" calcext:value-type="string">
            <text:p>Op.20 No.5</text:p>
            <text:p>3r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/>
          <table:table-cell office:value-type="string" calcext:value-type="string">
            <text:p>Op.20 No.6</text:p>
            <text:p>3r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49 (25.79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26 (41.2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3 (6.84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1 (1.5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2 (6.32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3 (4.7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9 (4.74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8 (12.7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24 (12.63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2 (3.1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82 (43.16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22 (34.9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1 (0.53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1 (1.5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65 (30.95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27 (45.0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4 (6.67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1 (1.6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20 (9.52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1 (1.6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30 (14.29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12 (20.0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81 (38.57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19 (31.6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10" calcext:value-type="float">
            <text:p>210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4">
          <table:table-cell office:value-type="string" calcext:value-type="string">
            <text:p>Op.20 No.5</text:p>
            <text:p>4th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/>
          <table:table-cell office:value-type="string" calcext:value-type="string">
            <text:p>Op.20 No.6</text:p>
            <text:p>4th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71 (28.74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66 (23.7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6 (6.48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30 (10.7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34 (13.77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14 (5.0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24 (9.72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25 (8.9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9 (3.64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36 (12.9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89 (36.03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90 (32.3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4 (1.62%)</text:p>
          </table:table-cell>
          <table:table-cell table:number-columns-repeated="3"/>
          <table:table-cell office:value-type="string" calcext:value-type="string">
            <text:p>GN</text:p>
          </table:table-cell>
          <table:table-cell office:value-type="string" calcext:value-type="string">
            <text:p>1 (0.3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47" calcext:value-type="float">
            <text:p>247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16 (5.76%)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92 (26.98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66 (19.6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4 (4.11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38 (11.3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3 (0.88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6 (1.7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66 (19.35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24 (7.1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21 (6.16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60 (17.8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37 (40.18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111 (33.0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8 (2.35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31 (9.2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341" calcext:value-type="float">
            <text:p>341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336" calcext:value-type="float">
            <text:p>33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percentage-style style:name="N109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8">0000-00-00</text:date>, <text:time style:data-style-name="N2" text:time-value="13:53:44.7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7:56:35.135000000</meta:creation-date>
    <meta:editing-duration>PT14H41M45S</meta:editing-duration>
    <meta:editing-cycles>19</meta:editing-cycles>
    <meta:generator>LibreOffice/5.2.2.2$Windows_x86 LibreOffice_project/8f96e87c890bf8fa77463cd4b640a2312823f3ad</meta:generator>
    <dc:date>2017-08-08T15:31:49.779000000</dc:date>
    <meta:document-statistic meta:table-count="5" meta:cell-count="1344" meta:object-count="0"/>
  </office:meta>
</office:document-meta>
</file>